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7">
      <style:table-cell-properties fo:background-color="#dddddd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7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66.84pt" svg:y="2.83pt">
            <draw:object draw:notify-on-update-of-ranges="Sheet1.F30:Sheet1.H30 Sheet1.F41:Sheet1.H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.43pt" svg:y="843.87pt">
            <draw:object draw:notify-on-update-of-ranges="Sheet1.F30:Sheet1.H30 Sheet1.E43:Sheet1.E43 Sheet1.F43:Sheet1.H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.82pt" svg:y="577.33pt">
            <draw:object draw:notify-on-update-of-ranges="Sheet1.F30:Sheet1.H30 Sheet1.E44:Sheet1.E44 Sheet1.F44:Sheet1.H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8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N=5000</text:p>
          </table:table-cell>
          <table:table-cell table:style-name="ce3" office:value-type="string" calcext:value-type="string">
            <text:p>OMP</text:p>
          </table:table-cell>
          <table:table-cell table:style-name="ce1" office:value-type="string" calcext:value-type="string">
            <text:p>OMP</text:p>
          </table:table-cell>
          <table:table-cell table:style-name="ce3" office:value-type="string" calcext:value-type="string">
            <text:p>CUDA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536" calcext:value-type="float">
            <text:p>1536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s</text:p>
          </table:table-cell>
          <table:table-cell table:style-name="ce4" office:value-type="float" office:value="281119" calcext:value-type="float">
            <text:p>281119</text:p>
          </table:table-cell>
          <table:table-cell table:style-name="ce6" office:value-type="float" office:value="125590" calcext:value-type="float">
            <text:p>125590</text:p>
          </table:table-cell>
          <table:table-cell table:style-name="ce4" office:value-type="float" office:value="4656" calcext:value-type="float">
            <text:p>4656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1085" calcext:value-type="float">
            <text:p>281085</text:p>
          </table:table-cell>
          <table:table-cell table:style-name="ce6" office:value-type="float" office:value="123686" calcext:value-type="float">
            <text:p>123686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907" calcext:value-type="float">
            <text:p>280907</text:p>
          </table:table-cell>
          <table:table-cell table:style-name="ce6" office:value-type="float" office:value="125540" calcext:value-type="float">
            <text:p>125540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858" calcext:value-type="float">
            <text:p>280858</text:p>
          </table:table-cell>
          <table:table-cell table:style-name="ce6" office:value-type="float" office:value="125535" calcext:value-type="float">
            <text:p>125535</text:p>
          </table:table-cell>
          <table:table-cell table:style-name="ce4" office:value-type="float" office:value="4572" calcext:value-type="float">
            <text:p>4572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1038" calcext:value-type="float">
            <text:p>281038</text:p>
          </table:table-cell>
          <table:table-cell table:style-name="ce6" office:value-type="float" office:value="125583" calcext:value-type="float">
            <text:p>125583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813" calcext:value-type="float">
            <text:p>280813</text:p>
          </table:table-cell>
          <table:table-cell table:style-name="ce6" office:value-type="float" office:value="125562" calcext:value-type="float">
            <text:p>125562</text:p>
          </table:table-cell>
          <table:table-cell table:style-name="ce4" office:value-type="float" office:value="4558" calcext:value-type="float">
            <text:p>4558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991" calcext:value-type="float">
            <text:p>280991</text:p>
          </table:table-cell>
          <table:table-cell table:style-name="ce6" office:value-type="float" office:value="124950" calcext:value-type="float">
            <text:p>124950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693" calcext:value-type="float">
            <text:p>280693</text:p>
          </table:table-cell>
          <table:table-cell table:style-name="ce6" office:value-type="float" office:value="125587" calcext:value-type="float">
            <text:p>125587</text:p>
          </table:table-cell>
          <table:table-cell table:style-name="ce4" office:value-type="float" office:value="4556" calcext:value-type="float">
            <text:p>4556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899" calcext:value-type="float">
            <text:p>280899</text:p>
          </table:table-cell>
          <table:table-cell table:style-name="ce6" office:value-type="float" office:value="125522" calcext:value-type="float">
            <text:p>125522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280680" calcext:value-type="float">
            <text:p>280680</text:p>
          </table:table-cell>
          <table:table-cell table:style-name="ce6" office:value-type="float" office:value="125609" calcext:value-type="float">
            <text:p>125609</text:p>
          </table:table-cell>
          <table:table-cell table:style-name="ce4" office:value-type="float" office:value="4556" calcext:value-type="float">
            <text:p>4556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ean</text:p>
          </table:table-cell>
          <table:table-cell table:style-name="ce5" table:formula="of:=AVERAGE([.F31:.F40])" office:value-type="float" office:value="280908.3" calcext:value-type="float">
            <text:p>280908</text:p>
          </table:table-cell>
          <table:table-cell table:style-name="ce7" table:formula="of:=AVERAGE([.G31:.G40])" office:value-type="float" office:value="125316.4" calcext:value-type="float">
            <text:p>125316</text:p>
          </table:table-cell>
          <table:table-cell table:style-name="ce5" table:formula="of:=AVERAGE([.H31:.H40])" office:value-type="float" office:value="4569.3" calcext:value-type="float">
            <text:p>4569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std dev</text:p>
          </table:table-cell>
          <table:table-cell table:style-name="ce5" table:formula="of:=STDEV([.F31:.F40])" office:value-type="float" office:value="152.553852058143" calcext:value-type="float">
            <text:p>153</text:p>
          </table:table-cell>
          <table:table-cell table:style-name="ce7" table:formula="of:=STDEV([.G31:.G40])" office:value-type="float" office:value="605.309691168267" calcext:value-type="float">
            <text:p>605</text:p>
          </table:table-cell>
          <table:table-cell table:style-name="ce5" table:formula="of:=STDEV([.H31:.H40])" office:value-type="float" office:value="30.7970056264494" calcext:value-type="float">
            <text:p>31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speedup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F41] / [.G41]" office:value-type="float" office:value="2.24159248111181" calcext:value-type="float">
            <text:p>2.2</text:p>
          </table:table-cell>
          <table:table-cell table:style-name="ce10" table:formula="of:=[.F41]/[.H41]" office:value-type="float" office:value="61.4773160002626" calcext:value-type="float">
            <text:p>61.5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efficiency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[.G43]/4" office:value-type="float" office:value="0.560398120277952" calcext:value-type="float">
            <text:p>0.56</text:p>
          </table:table-cell>
          <table:table-cell table:style-name="ce11" table:formula="of:=[.H43]/[.H30]" office:value-type="float" office:value="0.0400242942710043" calcext:value-type="float">
            <text:p>0.04</text:p>
          </table:table-cell>
          <table:table-cell table:style-name="ce2" table:number-columns-repeated="2"/>
        </table:table-row>
        <table:table-row table:style-name="ro1">
          <table:table-cell table:number-columns-repeated="4"/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04:22:09.930780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3:30:30.772938802</meta:creation-date>
    <dc:date>2015-12-02T04:23:36.150058267</dc:date>
    <meta:editing-duration>PT29M44S</meta:editing-duration>
    <meta:editing-cycles>8</meta:editing-cycles>
    <meta:generator>LibreOffice/4.4.6.3$Linux_X86_64 LibreOffice_project/4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Time vs Threads</text:p>
        </chart:title>
        <chart:legend chart:legend-position="end" svg:x="12.751cm" svg:y="4.201cm" style:legend-expansion="high" chart:style-name="ch3"/>
        <chart:plot-area chart:style-name="ch4" table:cell-range-address="Sheet1.F30:Sheet1.H30 Sheet1.F41:Sheet1.H41" chart:data-source-has-labels="row" svg:x="1.331cm" svg:y="1.275cm" svg:width="11.1cm" svg:height="6.564cm">
          <chartooo:coordinate-region svg:x="2.878cm" svg:y="1.474cm" svg:width="9.553cm" svg:height="5.718cm"/>
          <chart:axis chart:dimension="x" chart:name="primary-x" chart:style-name="ch5">
            <chart:title svg:x="6.268cm" svg:y="8.019cm" chart:style-name="ch6">
              <text:p>threads</text:p>
            </chart:title>
          </chart:axis>
          <chart:axis chart:dimension="y" chart:name="primary-y" chart:style-name="ch7">
            <chart:title svg:x="0.451cm" svg:y="5.55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F41:Sheet1.H41" loext:label-string="milliseconds" chart:class="chart:scatter">
            <chart:domain table:cell-range-address="Sheet1.F30:Sheet1.H3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0</text:p>
              </table:table-cell>
              <table:table-cell office:value-type="string">
                <text:p>millisecon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0:Sheet1.H30</svg:desc>
                </draw:g>
              </table:table-cell>
              <table:table-cell office:value-type="float" office:value="280908.3">
                <text:p>280908.3</text:p>
                <draw:g>
                  <svg:desc>Sheet1.F41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5316.4">
                <text:p>12531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6">
                <text:p>1536</text:p>
              </table:table-cell>
              <table:table-cell office:value-type="float" office:value="4569.3">
                <text:p>456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53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Speedup vs Threads</text:p>
        </chart:title>
        <chart:legend chart:legend-position="end" svg:x="13.36cm" svg:y="4.201cm" style:legend-expansion="high" chart:style-name="ch3"/>
        <chart:plot-area chart:style-name="ch4" table:cell-range-address="Sheet1.F30:Sheet1.H30 Sheet1.E43:Sheet1.H43" chart:data-source-has-labels="column" svg:x="1.331cm" svg:y="1.275cm" svg:width="11.709cm" svg:height="6.564cm">
          <chartooo:coordinate-region svg:x="1.952cm" svg:y="1.474cm" svg:width="11.088cm" svg:height="5.718cm"/>
          <chart:axis chart:dimension="x" chart:name="primary-x" chart:style-name="ch5">
            <chart:title svg:x="6.572cm" svg:y="8.019cm" chart:style-name="ch6">
              <text:p>threads</text:p>
            </chart:title>
          </chart:axis>
          <chart:axis chart:dimension="y" chart:name="primary-y" chart:style-name="ch7">
            <chart:title svg:x="0.451cm" svg:y="5.262cm" chart:style-name="ch8">
              <text:p>speedup</text:p>
            </chart:title>
            <chart:grid chart:style-name="ch9" chart:class="major"/>
          </chart:axis>
          <chart:series chart:style-name="ch10" chart:values-cell-range-address="Sheet1.F43:Sheet1.H43" chart:label-cell-address="Sheet1.E43:Sheet1.E43" chart:class="chart:scatter">
            <chart:domain table:cell-range-address="Sheet1.F30:Sheet1.H3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F30:Sheet1.H3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speedup</text:p>
                <draw:g>
                  <svg:desc>Sheet1.E43:Sheet1.E43</svg:desc>
                </draw:g>
              </table:table-cell>
              <table:table-cell office:value-type="float" office:value="1">
                <text:p>1</text:p>
                <draw:g>
                  <svg:desc>Sheet1.F43:Sheet1.H43</svg:desc>
                </draw:g>
              </table:table-cell>
              <table:table-cell office:value-type="float" office:value="2.24159248111181">
                <text:p>2.24159248111181</text:p>
              </table:table-cell>
              <table:table-cell office:value-type="float" office:value="61.4773160002626">
                <text:p>61.4773160002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53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Efficiency vs Threads</text:p>
        </chart:title>
        <chart:legend chart:legend-position="end" svg:x="13.254cm" svg:y="4.201cm" style:legend-expansion="high" chart:style-name="ch3"/>
        <chart:plot-area chart:style-name="ch4" table:cell-range-address="Sheet1.F30:Sheet1.H30 Sheet1.E44:Sheet1.H44" chart:data-source-has-labels="column" svg:x="1.331cm" svg:y="1.275cm" svg:width="11.603cm" svg:height="6.564cm">
          <chartooo:coordinate-region svg:x="2.058cm" svg:y="1.475cm" svg:width="10.876cm" svg:height="5.717cm"/>
          <chart:axis chart:dimension="x" chart:name="primary-x" chart:style-name="ch5">
            <chart:title svg:x="6.519cm" svg:y="8.019cm" chart:style-name="ch6">
              <text:p>threads</text:p>
            </chart:title>
          </chart:axis>
          <chart:axis chart:dimension="y" chart:name="primary-y" chart:style-name="ch7">
            <chart:title svg:x="0.451cm" svg:y="5.262cm" chart:style-name="ch8">
              <text:p>efficiency</text:p>
            </chart:title>
            <chart:grid chart:style-name="ch9" chart:class="major"/>
          </chart:axis>
          <chart:series chart:style-name="ch10" chart:values-cell-range-address="Sheet1.F44:Sheet1.H44" chart:label-cell-address="Sheet1.E44:Sheet1.E44" chart:class="chart:scatter">
            <chart:domain table:cell-range-address="Sheet1.F30:Sheet1.H3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F30:Sheet1.H3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efficiency</text:p>
                <draw:g>
                  <svg:desc>Sheet1.E44:Sheet1.E44</svg:desc>
                </draw:g>
              </table:table-cell>
              <table:table-cell office:value-type="float" office:value="1">
                <text:p>1</text:p>
                <draw:g>
                  <svg:desc>Sheet1.F44:Sheet1.H44</svg:desc>
                </draw:g>
              </table:table-cell>
              <table:table-cell office:value-type="float" office:value="0.560398120277952">
                <text:p>0.560398120277952</text:p>
              </table:table-cell>
              <table:table-cell office:value-type="float" office:value="0.0400242942710043">
                <text:p>0.0400242942710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